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26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9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132cm" fo:break-before="auto" style:use-optimal-row-height="false"/>
    </style:style>
    <style:style style:name="ro5" style:family="table-row">
      <style:table-row-properties style:row-height="1.847cm" fo:break-before="auto" style:use-optimal-row-height="false"/>
    </style:style>
    <style:style style:name="ro6" style:family="table-row">
      <style:table-row-properties style:row-height="1.503cm" fo:break-before="auto" style:use-optimal-row-height="false"/>
    </style:style>
    <style:style style:name="ro7" style:family="table-row">
      <style:table-row-properties style:row-height="3.969cm" fo:break-before="auto" style:use-optimal-row-height="false"/>
    </style:style>
    <style:style style:name="ro8" style:family="table-row">
      <style:table-row-properties style:row-height="1.9cm" fo:break-before="auto" style:use-optimal-row-height="false"/>
    </style:style>
    <style:style style:name="ro9" style:family="table-row">
      <style:table-row-properties style:row-height="3.62cm" fo:break-before="auto" style:use-optimal-row-height="false"/>
    </style:style>
    <style:style style:name="ro10" style:family="table-row">
      <style:table-row-properties style:row-height="2.514cm" fo:break-before="auto" style:use-optimal-row-height="false"/>
    </style:style>
    <style:style style:name="ro11" style:family="table-row">
      <style:table-row-properties style:row-height="1.826cm" fo:break-before="auto" style:use-optimal-row-height="false"/>
    </style:style>
    <style:style style:name="ro12" style:family="table-row">
      <style:table-row-properties style:row-height="1.401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603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ro17" style:family="table-row">
      <style:table-row-properties style:row-height="2.68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 style:data-style-name="N0">
      <style:text-properties fo:font-size="20pt" style:font-size-asian="20pt" style:font-size-complex="20pt"/>
    </style:style>
    <style:style style:name="ce20" style:family="table-cell" style:parent-style-name="Default" style:data-style-name="N111"/>
    <style:style style:name="ce2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3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9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 table:number-columns-spanned="1" table:number-rows-spanned="2">
            <text:p>集合日時</text:p>
          </table:table-cell>
          <table:table-cell table:style-name="ce31" office:value-type="string" calcext:value-type="string" table:number-columns-spanned="1" table:number-rows-spanned="2">
            <text:p>内容(具体的に)</text:p>
          </table:table-cell>
          <table:table-cell table:style-name="ce31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3">
          <table:table-cell table:style-name="ce3" office:value-type="string" calcext:value-type="string">
            <text:p>　12月23日</text:p>
            <text:p>　12時50分</text:p>
          </table:table-cell>
          <table:table-cell table:style-name="ce7" office:value-type="string" calcext:value-type="string">
            <text:p>・催涙スプレーのゲージを表示</text:p>
            <text:p>・プレイヤーの画像が上下左右と斜めで変わるように</text:p>
            <text:p>なった</text:p>
            <text:p>・ハッキング動作のバグの修正</text:p>
            <text:p/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0日</text:p>
            <text:p>　12時50分</text:p>
          </table:table-cell>
          <table:table-cell table:style-name="ce7" office:value-type="string" calcext:value-type="string">
            <text:p>・プログラムの統合</text:p>
            <text:p>・ハッキング回数制限機能の追加</text:p>
            <text:p>・敵とプレイヤーのクライアント間の位置ズレの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2日</text:p>
            <text:p>　14時30分</text:p>
          </table:table-cell>
          <table:table-cell table:style-name="ce7" office:value-type="string" calcext:value-type="string">
            <text:p>・複数の敵の位置ずれの解消</text:p>
            <text:p>・敵の視界の回転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　1月24日</text:p>
            <text:p>　14時00分</text:p>
          </table:table-cell>
          <table:table-cell table:style-name="ce7" office:value-type="string" calcext:value-type="string">
            <text:p>・会話処理の追加</text:p>
            <text:p>・ステージ遷移処理の追加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5"/>
        </table:named-expressions>
      </table:table>
      <table:table table:name="達成度グラフ" table:style-name="ta2">
        <table:shapes>
          <draw:frame draw:z-index="0" draw:name="グラフ 1" draw:style-name="gr1" svg:width="17.414cm" svg:height="10.303cm" svg:x="14.471cm" svg:y="0.81cm">
            <draw:object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50" table:default-cell-style-name="ce1"/>
        <table:table-column table:style-name="co5" table:number-columns-repeated="960" table:default-cell-style-name="Default"/>
        <table:table-row table:style-name="ro14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0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5">
          <table:table-cell/>
          <table:table-cell table:style-name="ce17" table:formula="of:=[グループ活動報告書.C3]" office:value-type="string" office:string-value="織田" calcext:value-type="string">
            <text:p>織田</text:p>
          </table:table-cell>
          <table:table-cell table:style-name="ce17" table:formula="of:=[グループ活動報告書.D3]" office:value-type="string" office:string-value="矢野" calcext:value-type="string">
            <text:p>矢野</text:p>
          </table:table-cell>
          <table:table-cell table:style-name="ce17" table:formula="of:=[グループ活動報告書.E3]" office:value-type="string" office:string-value="山口" calcext:value-type="string">
            <text:p>山口</text:p>
          </table:table-cell>
          <table:table-cell table:style-name="ce17" table:number-columns-repeated="3"/>
          <table:table-cell table:number-columns-repeated="1017"/>
        </table:table-row>
        <table:table-row table:style-name="ro16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0-29" calcext:value-type="date">
            <text:p>10月29日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2" calcext:value-type="date">
            <text:p>11月2日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6" calcext:value-type="date">
            <text:p>11月6日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7" calcext:value-type="date">
            <text:p>11月7日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8" calcext:value-type="date">
            <text:p>11月8日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1" calcext:value-type="date">
            <text:p>11月11日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3" calcext:value-type="date">
            <text:p>11月13日</text:p>
          </table:table-cell>
          <table:table-cell table:style-name="ce2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5" calcext:value-type="date">
            <text:p>11月15日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8" calcext:value-type="date">
            <text:p>11月18日</text:p>
          </table:table-cell>
          <table:table-cell table:style-name="ce2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5" calcext:value-type="date">
            <text:p>11月25日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7" calcext:value-type="date">
            <text:p>11月27日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9" calcext:value-type="date">
            <text:p>11月29日</text:p>
          </table:table-cell>
          <table:table-cell table:style-name="ce2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2" calcext:value-type="date">
            <text:p>12月2日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6" calcext:value-type="date">
            <text:p>12月6日</text:p>
          </table:table-cell>
          <table:table-cell table:style-name="ce2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9" calcext:value-type="date">
            <text:p>12月9日</text:p>
          </table:table-cell>
          <table:table-cell table:style-name="ce2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13" calcext:value-type="date">
            <text:p>12月13日</text:p>
          </table:table-cell>
          <table:table-cell table:style-name="ce2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20" calcext:value-type="date">
            <text:p>12月20日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23" calcext:value-type="date">
            <text:p>12月23日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20-01-20" calcext:value-type="date">
            <text:p>1月20日</text:p>
          </table:table-cell>
          <table:table-cell table:style-name="ce2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20-01-22" calcext:value-type="date">
            <text:p>1月22日</text:p>
          </table:table-cell>
          <table:table-cell table:style-name="ce22"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20-01-24" calcext:value-type="date">
            <text:p>1月24日</text:p>
          </table:table-cell>
          <table:table-cell table:style-name="ce2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1020"/>
        </table:table-row>
        <table:table-row table:style-name="ro15">
          <table:table-cell table:style-name="ce20"/>
          <table:table-cell table:style-name="ce23"/>
          <table:table-cell table:style-name="ce26"/>
          <table:table-cell table:style-name="ce29"/>
          <table:table-cell table:number-columns-repeated="1020"/>
        </table:table-row>
        <table:table-row table:style-name="ro17">
          <table:table-cell/>
          <table:table-cell table:style-name="ce24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7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199cm" fo:margin-right="1.199cm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1.199cm" fo:margin-right="1.199cm" style:print-page-order="ltr" style:first-page-number="1" style:scale-to="150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/00/00</text:date>, <text:time style:data-style-name="N2" text:time-value="21:09:31.51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creation-date>2011-10-28T16:48:38Z</meta:creation-date>
    <dc:date>2020-01-25T21:12:55.097000000</dc:date>
    <meta:editing-cycles>27</meta:editing-cycles>
    <meta:editing-duration>PT8H3M2S</meta:editing-duration>
    <meta:document-statistic meta:table-count="2" meta:cell-count="212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15.202cm" svg:y="3.527cm" style:legend-expansion="high" chart:style-name="ch2"/>
        <chart:plot-area chart:style-name="ch3" table:cell-range-address="達成度グラフ.A3:達成度グラフ.G14 達成度グラフ.B2:達成度グラフ.G2" chart:data-source-has-labels="both" svg:x="0.785cm" svg:y="-0.146cm" svg:width="15.746cm" svg:height="9.629cm">
          <chartooo:coordinate-region svg:x="1.362cm" svg:y="0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3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